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est_error.test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Test_error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Test_error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Test_error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Test_error.test_error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Test_error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